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5 Backlog" table:style-name="ta1">
        <table:shapes>
          <draw:frame draw:z-index="0" draw:style-name="gr1" draw:text-style-name="P1" svg:width="571.69pt" svg:height="341.18pt" svg:x="343.16pt" svg:y="28.6pt">
            <loext:p draw:notify-on-update-of-ranges="'Sprint 5 Backlog'.B22:'Sprint 5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6" calcext:value-type="float">
            <text:p>16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25" calcext:value-type="float">
            <text:p>25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TV</text:p>
          </table:table-cell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 office:value-type="string" calcext:value-type="string">
            <text:p>NTV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 office:value-type="string" calcext:value-type="string">
            <text:p>NTV</text:p>
          </table:table-cell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 office:value-type="string" calcext:value-type="string">
            <text:p>NTV</text:p>
          </table:table-cell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 office:value-type="string" calcext:value-type="string">
            <text:p>NTV</text:p>
          </table:table-cell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 office:value-type="string" calcext:value-type="string">
            <text:p>NTV</text:p>
          </table:table-cell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 office:value-type="string" calcext:value-type="string">
            <text:p>NTV</text:p>
          </table:table-cell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2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01:15:41.220214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5-02T01:18:52.784047448</dc:date>
    <meta:editing-duration>PT22H21M25S</meta:editing-duration>
    <meta:editing-cycles>66</meta:editing-cycles>
    <meta:generator>LibreOffice/5.1.6.2$Linux_X86_64 LibreOffice_project/10m0$Build-2</meta:generator>
    <meta:document-statistic meta:table-count="2" meta:cell-count="5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Sprint 5 Backlog'.B22:'Sprint 5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Sprint 5 Backlog'.B22:'Sprint 5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Sprint 5 Backlog'.B22:'Sprint 5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